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0.681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01">
            <text:p>0,001</text:p>
          </table:table-cell>
          <table:table-cell table:formula="of:=LOG([.D1]+shift;base)*mult" office:value-type="float" office:value="0.12420489480974">
            <text:p>0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25">
            <text:p>0,025</text:p>
          </table:table-cell>
          <table:table-cell table:formula="of:=LOG([.D2]+shift;base)*mult" office:value-type="float" office:value="3.06847656558885">
            <text:p>3,07</text:p>
          </table:table-cell>
          <table:table-cell/>
          <table:table-cell office:value-type="string">
            <text:p>1h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LOG([.D3]+shift;base)*mult" office:value-type="float" office:value="86.1353116146786">
            <text:p>86,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LOG([.D4]+shift;base)*mult" office:value-type="float" office:value="222.656550511876">
            <text:p>222,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LOG([.D5]+shift;base)*mult" office:value-type="float" office:value="488.596124441715">
            <text:p>488,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0">
            <text:p>500</text:p>
          </table:table-cell>
          <table:table-cell table:formula="of:=LOG([.D6]+shift;base)*mult" office:value-type="float" office:value="772.51890900009">
            <text:p>772,52</text:p>
          </table:table-cell>
          <table:table-cell table:number-columns-repeated="2"/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base" table:base-cell-address="$Feuille1.$A$1" table:cell-range-address="$Feuille1.$C$1"/>
        <table:named-range table:name="mult" table:base-cell-address="$Feuille1.$A$1" table:cell-range-address="$Feuille1.$A$1"/>
        <table:named-range table:name="shift" table:base-cell-address="$Feuille1.$A$1" table:cell-range-address="$Feuille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Huyghebaert</meta:initial-creator>
    <meta:creation-date>2012-10-09T18:20:49</meta:creation-date>
    <dc:date>2012-10-09T19:30:02</dc:date>
    <dc:creator>Pierre Huyghebaert</dc:creator>
    <meta:editing-duration>PT54M3S</meta:editing-duration>
    <meta:editing-cycles>1</meta:editing-cycles>
    <meta:document-statistic meta:table-count="1" meta:cell-count="16" meta:object-count="0"/>
    <meta:generator>LibreOffice/3.5$Linux_x86 LibreOffice_project/350m1$Build-2</meta:generator>
  </office:meta>
</office:document-meta>
</file>